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ね・・・</text:p>
          </table:table-cell>
          <table:table-cell table:style-name="ce0" office:value-type="string">
            <text:p>Map384</text:p>
          </table:table-cell>
          <table:table-cell table:style-name="ce0"/>
          <table:table-cell table:style-name="ce0" office:value-type="string">
            <text:p>I-I suppose so...</text:p>
          </table:table-cell>
          <table:table-cell table:number-columns-repeated="1020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S.D。　これが勝利の鍵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“うまくやれば”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体的には、どう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勢いクラスタって怖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隙を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6T12:29:32+01:00</meta:creation-date>
    <dc:date>2020-01-26T12:29:3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